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f41fa" officeooo:paragraph-rsid="001f41fa"/>
    </style:style>
    <style:style style:name="P2" style:family="paragraph" style:parent-style-name="Text_20_body">
      <style:text-properties officeooo:rsid="001f41fa" officeooo:paragraph-rsid="001f41fa"/>
    </style:style>
    <style:style style:name="T1" style:family="text">
      <style:text-properties officeooo:rsid="00206d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Zuletzt eingetragene Werte</text:h>
      <text:p text:style-name="P2">In dieser Übersicht befinden sich aktuelle Werte, die in dem Formular übergeben worden si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" svg:font-family="'Noto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oto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36:48.921522598</meta:creation-date>
    <dc:date>2017-11-14T15:41:22.670077087</dc:date>
    <meta:editing-duration>PT4M32S</meta:editing-duration>
    <meta:editing-cycles>3</meta:editing-cycles>
    <meta:generator>LibreOffice/5.3.6.1$Linux_X86_64 LibreOffice_project/686f202eff87ef707079aeb7f485847613344eb7</meta:generator>
    <meta:document-statistic meta:table-count="0" meta:image-count="0" meta:object-count="0" meta:page-count="1" meta:paragraph-count="2" meta:word-count="17" meta:character-count="119" meta:non-whitespace-character-count="103"/>
  </office:meta>
</office:document-meta>
</file>